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00ff00" loext:char-shading-value="0"/>
    </style:style>
    <style:style style:name="T3" style:family="text">
      <style:text-properties officeooo:rsid="000408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En vert : hypothétique</text:p>
      <text:p text:style-name="Standard">Jeu préhistorique (j'ai pas de titre, <text:span text:style-name="T3">mais on n'y est pas encore !!!</text:span>...)</text:p>
      <text:p text:style-name="Standard"/>
      <text:p text:style-name="Standard"/>
      <text:p text:style-name="P1">Principales :</text:p>
      <text:p text:style-name="Standard"/>
      <text:p text:style-name="Standard">Aventure solo, action-rpg/gestion, 2D, 3e personne (comme un j rpg classique), <text:span text:style-name="T1">combat en temps réel</text:span> (<text:span text:style-name="T2">ou en tour par tour ? Avec de la magie c'est cool mais bon avec un bout de bois et un loup c'est pas très épique..</text:span>.) (Les ennemis ont tous un pattern particulier, cœur du système de combat).</text:p>
      <text:p text:style-name="Standard"/>
      <text:p text:style-name="Standard">Le temps du jeu est découpé en 4 grands temps, les saisons (jusque la, tout va bien, ptetre un cycle jour nuit et deux saisons plutot?)</text:p>
      <text:p text:style-name="Standard"/>
      <text:p text:style-name="Standard">Environnement hostile : animaux sauvages (une bonne quarantaine), catastrophes naturelles,faim, autres tribus...</text:p>
      <text:p text:style-name="Standard"/>
      <text:p text:style-name="Standard">A chaque changement de saison : un événement aléatoire naturel se produit (éruption d'un volcan, grand froid, migration massive de mamouths etc...)</text:p>
      <text:p text:style-name="Standard"/>
      <text:p text:style-name="P1">Gameplay général :</text:p>
      <text:p text:style-name="P1"/>
      <text:p text:style-name="P2">On contrôle un homme/femme du genre Homo erectus (on verra plus tard le fond scientifique, période la plus intéressante a exploiter, climat etc...) issu d'un clan. </text:p>
      <text:p text:style-name="P2">Notre clan a une certaine population (ratio homme/femme) en devenir. Le clan nous confère des bonus permanents(attaque, protection contre le froid,rations etc...)</text:p>
      <text:p text:style-name="P2"/>
      <text:p text:style-name="P2">But du jeu : Faire survivre son clan en survivant soi même. En découvrant le monde, en ramenant de la nourriture, des matières premieres ou des fourrures, décourvrant des merveilles,(quelques quêtes?) etc.. On aide son clan (augmente pop, conditions de vie etc) et en retour, par entraide il nous donne des bonus. </text:p>
      <text:p text:style-name="P2"/>
      <text:p text:style-name="P2">On commence avec un nombre limité de vies, genre 3. On peut en obtenir d'autres avec bonus débloqué (voir plus loin), avancement du clan etc... Chaque fois que l'on meurt, le sorcier du clan nous ramène a la vie mais on se prend un malus (<text:span text:style-name="T2">soit sur soi, soit sur le clan, a définir</text:span>).</text:p>
      <text:p text:style-name="P2"/>
      <text:p text:style-name="P1">Conditions de victoire :</text:p>
      <text:p text:style-name="P2">(A étudier encore mais) : Plusieurs buts atteignables pour finir une partie : </text:p>
      <text:p text:style-name="P2">-</text:p>
      <text:p text:style-name="P2">-Faire Survivre le clan 100 ans (victoire de temps)</text:p>
      <text:p text:style-name="P2">-Amener son peuple a je sais pas l'agriculture (une sorte de victoire technologique)</text:p>
      <text:p text:style-name="P2">-Arriver au niveau 99(max) (victoire personnelle)</text:p>
      <text:p text:style-name="P2">-D'autres idées...</text:p>
      <text:p text:style-name="P2"/>
      <text:p text:style-name="P2"/>
      <text:p text:style-name="P2"/>
      <text:p text:style-name="P2"/>
      <text:p text:style-name="P1">Déroulement du jeu, arbre des connaissances etc (coté gestion)</text:p>
      <text:p text:style-name="P1"/>
      <text:p text:style-name="P2">Jeu en temps réel, saisons + années passent. Lorsque que l'on s'aventure loin du clan, petit menu de gestion accessible où l'on peut choisir de distribuer des tâches aux membres de clan uniquement en début de chaque saison (nourriture,technique a travailler, maitrise du feu )</text:p>
      <text:p text:style-name="P2"><text:soft-page-break/></text:p>
      <text:p text:style-name="P2"/>
      <text:p text:style-name="P2">On dirige notre personnage directement et le clan indirectement, via des interfaces. On est le chef. <text:span text:style-name="T2">De temps en temps, un nouveau peut vouloir prendre notre place. Si il nous bat, on perd le contrôle du clan, on peut le revendiquer la saison suivante, etc... On le récupère, malus etc. Si on le récupere pas au bout d'un an, game over .</text:span></text:p>
      <text:p text:style-name="P2"/>
      <text:p text:style-name="P2">Deux types de points acquis au cours du jeu :</text:p>
      <text:p text:style-name="P2">. Point d'expériences (classique) pour le personnage : ennemis tués, nombres jours sans mourir etc,merveilles rencontrées..</text:p>
      <text:p text:style-name="P2">. Point d'idées [accumulés passivement par le clan, ou apportés par le joueur via son personnage] ,d'apports pour le clan(donc indirectement pour le perso) : temps, taille du clan, ressources...</text:p>
      <text:p text:style-name="P2"/>
      <text:p text:style-name="P2">Le joueur peut convertir via une capacité (genre altruisme,génie personnel et collectif que sais je) une partie de ses points d'expérience de combat en point d'étonnements. Genre, trouver un abri, une grotte, s'y installer, y faire une peinture et avoir pas trop faim, génération de points d'idées.</text:p>
      <text:p text:style-name="P2"/>
      <text:p text:style-name="P2"/>
      <text:p text:style-name="P2">Progression personnage avec points d'expérience classique : quelques aptitudes et augmenter les caractéristiques.</text:p>
      <text:p text:style-name="P2"/>
      <text:p text:style-name="P2">Progression générale : les points d'étonnement s'accumulent dans une jauge et <text:s/>fait monter des niveaux débloquant des capacités collectives dans un arbre non linéaire évolutif.</text:p>
      <text:p text:style-name="P2"/>
      <text:p text:style-name="P2">Idées de truc a débloquer : forme société, adoption ou non d'une technique, droit manger une viande ou non, rites,langage, peinture, culte des morts, outillage,technique de chasse etc..</text:p>
      <text:p text:style-name="P2"/>
      <text:p text:style-name="P2">Toutes ces capacités qui composent l'arbre sont répartis dans trois branches principales : Langage,Technique,Langage/Technique(tous deux liés). Ainsi on peut progresser soit plus dans l'un soit plus dans l'autre, apportant des malus,bonus au clan, et donc a soi même.</text:p>
      <text:p text:style-name="P2"/>
      <text:p text:style-name="P2">Ecologie : raréfaction des espèces, apparitions d'espece a certaines périodes (migration,reproduction), animales et végétales.</text:p>
      <text:p text:style-name="P2"/>
      <text:p text:style-name="P2">Le clan pourrait avoir quelques caractéristiques de base genre : FAIM,CROYANCE,RESPECT,SANTE,NATALITE,CREATIVITE</text:p>
      <text:p text:style-name="P2"/>
      <text:p text:style-name="P2">Animaux sauvages : danger potentiel et source de nourriture potentiel. Si le niveau du joueur trop faible (ou si pas de feu) il se fait systématique attaqué (proie), si niveau trop grand non (prédateur). </text:p>
      <text:p text:style-name="P2"/>
      <text:p text:style-name="P1">Intégrer la notion fondamentale du contrôle et de l’acquisition du feu au gameplay quelque part (genre grosse partie de l'arbre technique)</text:p>
      <text:p text:style-name="P2"/>
      <text:p text:style-name="P1">Possibilité de ne pas avoir recours a certaine technique, il faut composition totalement libre</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4T22:29:38</meta:creation-date>
    <dc:date>2015-02-27T01:19:41.850446057</dc:date>
    <meta:editing-duration>PT15M28S</meta:editing-duration>
    <meta:editing-cycles>4</meta:editing-cycles>
    <meta:generator>LibreOffice/4.2.7.2$Linux_X86_64 LibreOffice_project/420m0$Build-2</meta:generator>
    <meta:document-statistic meta:table-count="0" meta:image-count="0" meta:object-count="0" meta:page-count="2" meta:paragraph-count="35" meta:word-count="754" meta:character-count="4787" meta:non-whitespace-character-count="4063"/>
  </office:meta>
</office:document-meta>
</file>